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text-align="center" style:justify-single-word="false"/>
      <style:text-properties fo:font-size="32pt" fo:font-style="italic" style:text-underline-style="solid" style:text-underline-width="auto" style:text-underline-color="font-color" fo:font-weight="bold" officeooo:rsid="000e04ce" officeooo:paragraph-rsid="000e04ce" style:font-size-asian="32pt" style:font-style-asian="italic" style:font-weight-asian="bold" style:font-size-complex="32pt" style:font-style-complex="italic" style:font-weight-complex="bold"/>
    </style:style>
    <style:style style:name="P2" style:family="paragraph" style:parent-style-name="Preformatted_20_Text">
      <style:paragraph-properties fo:text-align="start" style:justify-single-word="false"/>
      <style:text-properties fo:font-size="18pt" fo:font-style="italic" style:text-underline-style="solid" style:text-underline-width="auto" style:text-underline-color="font-color" fo:font-weight="bold" officeooo:rsid="000e04ce" officeooo:paragraph-rsid="000e04ce" style:font-size-asian="15.75pt" style:font-style-asian="italic" style:font-weight-asian="bold" style:font-size-complex="18pt" style:font-style-complex="italic" style:font-weight-complex="bold"/>
    </style:style>
    <style:style style:name="P3" style:family="paragraph" style:parent-style-name="Preformatted_20_Text">
      <style:paragraph-properties fo:text-align="start" style:justify-single-word="false"/>
      <style:text-properties fo:font-size="15pt" fo:font-style="normal" style:text-underline-style="none" fo:font-weight="normal" officeooo:rsid="000e04ce" officeooo:paragraph-rsid="000e04ce" style:font-size-asian="13.1000003814697pt" style:font-style-asian="normal" style:font-weight-asian="normal" style:font-size-complex="15pt" style:font-style-complex="normal" style:font-weight-complex="normal"/>
    </style:style>
    <style:style style:name="P4" style:family="paragraph" style:parent-style-name="Preformatted_20_Text" style:list-style-name="L1">
      <style:paragraph-properties fo:text-align="start" style:justify-single-word="false"/>
      <style:text-properties fo:font-size="15pt" fo:font-style="normal" style:text-underline-style="none" fo:font-weight="normal" officeooo:rsid="000e04ce" officeooo:paragraph-rsid="000e04ce" style:font-size-asian="13.1000003814697pt" style:font-style-asian="normal" style:font-weight-asian="normal" style:font-size-complex="15pt" style:font-style-complex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588cm" fo:text-indent="-0.635cm" fo:margin-left="1.588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223cm" fo:text-indent="-0.635cm" fo:margin-left="2.223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858cm" fo:text-indent="-0.635cm" fo:margin-left="2.85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493cm" fo:text-indent="-0.635cm" fo:margin-left="3.493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763cm" fo:text-indent="-0.635cm" fo:margin-left="4.763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398cm" fo:text-indent="-0.635cm" fo:margin-left="5.39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033cm" fo:text-indent="-0.635cm" fo:margin-left="6.033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668cm" fo:text-indent="-0.635cm" fo:margin-left="6.66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303cm" fo:text-indent="-0.635cm" fo:margin-left="7.303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BViewer</text:p>
      <text:p text:style-name="P2"/>
      <text:p text:style-name="P3">This is a desktop application which will aid developers in visually exploring and interacting with data present in any kind of storage platform. </text:p>
      <text:p text:style-name="P3"/>
      <text:p text:style-name="P3">Core Features:</text:p>
      <text:p text:style-name="P3"/>
      <text:list xml:id="list8898769906581422464" text:style-name="L1">
        <text:list-item>
          <text:p text:style-name="P4">Can be used to visualize data from any kind of databases. Relational or Non-Relational, SQL or NOSQL, Structured or Non-Structured. </text:p>
        </text:list-item>
        <text:list-item>
          <text:p text:style-name="P4">Supports wide range of DB’s. From MySQL to MongoDB.</text:p>
        </text:list-item>
        <text:list-item>
          <text:p text:style-name="P4">View data in a easy to navigate and explorable format.</text:p>
        </text:list-item>
        <text:list-item>
          <text:p text:style-name="P4">Modify data with comfort within the GUI. It feels like filling or updating an application form.</text:p>
        </text:list-item>
        <text:list-item>
          <text:p text:style-name="P4">Delete or insert new data points with ease.</text:p>
        </text:list-item>
        <text:list-item>
          <text:p text:style-name="P4">Extremely light-weight application.</text:p>
        </text:list-item>
        <text:list-item>
          <text:p text:style-name="P4">Option to connect to remote servers.</text:p>
        </text:list-item>
        <text:list-item>
          <text:p text:style-name="P4">Hadoop and big data support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2-15T00:48:17.342470779</dc:date>
    <meta:editing-duration>PT10M5S</meta:editing-duration>
    <meta:editing-cycles>1</meta:editing-cycles>
    <meta:generator>LibreOffice/5.1.6.2$Linux_X86_64 LibreOffice_project/10m0$Build-2</meta:generator>
    <meta:document-statistic meta:table-count="0" meta:image-count="0" meta:object-count="0" meta:page-count="1" meta:paragraph-count="11" meta:word-count="111" meta:character-count="649" meta:non-whitespace-character-count="555"/>
  </office:meta>
</office:document-meta>
</file>